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70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6.61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REATE (n:Politician {name: "</text:p>
          </table:table-cell>
          <table:table-cell office:value-type="string" table:style-name="ce1">
            <text:p>Kathleen Funchio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1">
            <text:p>Carlow-Kilkenny<text:s/></text:p>
          </table:table-cell>
          <table:table-cell office:value-type="string" table:style-name="ce1">
            <text:p>"}),</text:p>
          </table:table-cell>
          <table:table-cell office:value-type="string" office:string-value="CREATE (n:Politician {name: &quot;Kathleen Funchion&quot;,  gender: &quot;female&quot;, constituency:&quot;Carlow-Kilkenny &quot;})," table:formula="of:=CONCATENATE([.A1]; [.B1]; [.C1]; [.D1]; [.E1]; [.F1]; [.G1])" table:style-name="ce1">
            <text:p>CREATE (n:Politician {name: "Kathleen Funchion", <text:s/>gender: "female", constituency:"Carlow-Kilkenny "}),</text:p>
          </table:table-cell>
          <table:table-cell office:value-type="string" office:string-value="CREATE (n:Politician {name: &quot;Kathleen Funchion&quot;,  gender: &quot;female&quot;, constituency:&quot;Carlow-Kilkenny &quot;}),(m:Politician {name: &quot;Caoimhghín Ó Caoláin&quot;,  gender: &quot;female&quot;, constituency:&quot;Cavan-Monaghan&quot;}),(ma:Politician {name: &quot;Kathryn Reilly&quot;,  gender: &quot;female&quot;, constituency:&quot;Cavan-Monaghan&quot;}),(mb:Politician {name: &quot;Noeleen Moran&quot;,  gender: &quot;female&quot;, constituency:&quot;Clare &quot;}),(mc:Politician {name: &quot;Pat Buckley&quot;,  gender: &quot;male&quot;, constituency:&quot;Cork East &quot;}),(md:Politician {name: &quot;Thomas Gould&quot;,  gender: &quot;male&quot;, constituency:&quot;Cork North Central&quot;}),(me:Politician {name: &quot;Jonathan O'Brien&quot;,  gender: &quot;male&quot;, constituency:&quot;Cork North Central&quot;}),(mf:Politician {name: &quot;Nigel Dennehy&quot;,  gender: &quot;male&quot;, constituency:&quot;Cork North West &quot;}),(mg:Politician {name: &quot;Donnchadh Ó Laoghaire&quot;,  gender: &quot;male&quot;, constituency:&quot;Cork South Central&quot;}),(mh:Politician {name: &quot;Rachel McCarthy&quot;,  gender: &quot;female&quot;, constituency:&quot;Cork South West&quot;}),(mi:Politician {name: &quot;Gary Doherty&quot;,  gender: &quot;male&quot;, constituency:&quot;Donegal&quot;}),(mj:Politician {name: &quot;Pearse Doherty&quot;,  gender: &quot;male&quot;, constituency:&quot;Donegal&quot;}),(mk:Politician {name: &quot;Pádraig MacLochlainn&quot;,  gender: &quot;male&quot;, constituency:&quot;Donegal&quot;}),(ml:Politician {name: &quot;Mary Lou McDonald&quot;,  gender: &quot;female&quot;, constituency:&quot;Dublin Central&quot;}),(mm:Politician {name: &quot;Eoin Ó Broin&quot;,  gender: &quot;male&quot;, constituency:&quot;Dublin Mid-West&quot;}),(mn:Politician {name: &quot;Louise O'Reilly&quot;,  gender: &quot;female&quot;, constituency:&quot;Dublin Fingal &quot;}),(mo:Politician {name: &quot;Micheál MacDonncha&quot;,  gender: &quot;male&quot;, constituency:&quot;Dublin Bay North&quot;}),(mp:Politician {name: &quot;Denise Mitchell&quot;,  gender: &quot;female&quot;, constituency:&quot;Dublin Bay North&quot;}),(mq:Politician {name: &quot;Cathleen Carney Boud&quot;,  gender: &quot;female&quot;, constituency:&quot;Dublin North West &quot;}),(mr:Politician {name: &quot;Dessie Ellis&quot;,  gender: &quot;female&quot;, constituency:&quot;Dublin North West &quot;}),(ms:Politician {name: &quot;Sorcha Nic Cormaic&quot;,  gender: &quot;female&quot;, constituency:&quot;Dublin Rathdown&quot;}),(mt:Politician {name: &quot;Maire Devine&quot;,  gender: &quot;female&quot;, constituency:&quot;Dublin South Central&quot;}),(mu:Politician {name: &quot;Aengus Ó Snodaigh&quot;,  gender: &quot;male&quot;, constituency:&quot;Dublin South Central&quot;}),(mv:Politician {name: &quot;Chris Andrews&quot;,  gender: &quot;male&quot;, constituency:&quot;Dublin Bay South&quot;}),(mw:Politician {name: &quot;Sean Crowe&quot;,  gender: &quot;male&quot;, constituency:&quot;Dublin South West&quot;}),(mx:Politician {name: &quot;Sarah Holland&quot;,  gender: &quot;female&quot;, constituency:&quot;Dublin South West&quot;}),(my:Politician {name: &quot;Paul Donnelly&quot;,  gender: &quot;male&quot;, constituency:&quot;Dublin West&quot;}),(mz:Politician {name: &quot;Shane O'Brien&quot;,  gender: &quot;male&quot;, constituency:&quot;Dún Laoghaire&quot;}),(a:Politician {name: &quot;Annemarie Roche&quot;,  gender: &quot;female&quot;, constituency:&quot;Galway East&quot;}),(ab:Politician {name: &quot;Trevor Ó Clochartaigh&quot;,  gender: &quot;male&quot;, constituency:&quot;Galway West&quot;}),(ac:Politician {name: &quot;Martin Ferris&quot;,  gender: &quot;male&quot;, constituency:&quot;Kerry&quot;}),(ad:Politician {name: &quot;Réada Cronin&quot;,  gender: &quot;female&quot;, constituency:&quot;Kildare North &quot;}),(ae:Politician {name: &quot;Patricia Ryan&quot;,  gender: &quot;female&quot;, constituency:&quot;Kildare South&quot;}),(af:Politician {name: &quot;Brian Stanley&quot;,  gender: &quot;male&quot;, constituency:&quot;Laois &quot;}),(ag:Politician {name: &quot;Carol Nolan&quot;,  gender: &quot;female&quot;, constituency:&quot;Offaly&quot;}),(ah:Politician {name: &quot;Maurice Quinlivan&quot;,  gender: &quot;male&quot;, constituency:&quot;Limerick City&quot;}),(ai:Politician {name: &quot;Seamus Browne&quot;,  gender: &quot;male&quot;, constituency:&quot;Limerick&quot;}),(aj:Politician {name: &quot;Paul Hogan&quot;,  gender: &quot;male&quot;, constituency:&quot;Longford-Westmeath&quot;}),(ak:Politician {name: &quot;Gerry Adams&quot;,  gender: &quot;male&quot;, constituency:&quot;Louth&quot;}),(al:Politician {name: &quot;Imelda Munster&quot;,  gender: &quot;female&quot;, constituency:&quot;Louth&quot;}),(am:Politician {name: &quot;Rose Conway-Walsh&quot;,  gender: &quot;female&quot;, constituency:&quot;Mayo&quot;}),(an:Politician {name: &quot;Darren O'Rourke&quot;,  gender: &quot;male&quot;, constituency:&quot;Meath East&quot;}),(ao:Politician {name: &quot;Peadar Tóibín&quot;,  gender: &quot;male&quot;, constituency:&quot;Meath West&quot;}),(ap:Politician {name: &quot;Claire Kerrane&quot;,  gender: &quot;female&quot;, constituency:&quot;Roscommon-Galway&quot;}),(aq:Politician {name: &quot;Martin Kenny&quot;,  gender: &quot;male&quot;, constituency:&quot;Sligo-Leitrim&quot;}),(ar:Politician {name: &quot;Chris MacManus&quot;,  gender: &quot;male&quot;, constituency:&quot;Sligo-Leitrim&quot;}),(as:Politician {name: &quot;Seamus Morris&quot;,  gender: &quot;male&quot;, constituency:&quot;Tipperary&quot;}),(at:Politician {name: &quot;David Cullinane&quot;,  gender: &quot;male&quot;, constituency:&quot;Waterford&quot;}),(au:Politician {name: &quot;Johnny Mythen&quot;,  gender: &quot;male&quot;, constituency:&quot;Wexford&quot;}),(av:Politician {name: &quot;John Brady&quot;,  gender: &quot;male&quot;, constituency:&quot;Wicklow&quot;});" table:formula="of:=CONCATENATE([.H1]; [.H2]; [.H3]; [.H4]; [.H5]; [.H6]; [.H7]; [.H8]; [.H9]; [.H10]; [.H11]; [.H12]; [.H13]; [.H14]; [.H15]; [.H16]; [.H17]; [.H18]; [.H19]; [.H20]; [.H21]; [.H22]; [.H23]; [.H24]; [.H25]; [.H26]; [.H27]; [.H28]; [.H29]; [.H30]; [.H31]; [.H32]; [.H33]; [.H34]; [.H35]; [.H36]; [.H37]; [.H38]; [.H39]; [.H40]; [.H41]; [.H42]; [.H43]; [.H44]; [.H45]; [.H46]; [.H47]; [.H48]; [.H49]; [.H50]; [.H51]; [.H52]; [.H53]; [.H54]; [.H55]; [.H56]; [.H57]; [.H58]; [.H59]; [.H60]; [.H61]; [.H62]; [.H63]; [.H64]; [.H65]; [.H66]; [.H67];  [.H68]; [.H69]; [.H70]; [.H71])" table:style-name="ce1">
            <text:p>CREATE (n:Politician {name: "Kathleen Funchion", <text:s/>gender: "female", constituency:"Carlow-Kilkenny "}),(m:Politician {name: "Caoimhghín Ó Caoláin", <text:s/>gender: "female", constituency:"Cavan-Monaghan"}),(ma:Politician {name: "Kathryn Reilly", <text:s/>gender: "female", constituency:"Cavan-Monaghan"}),(mb:Politician {name: "Noeleen Moran", <text:s/>gender: "female", constituency:"Clare "}),(mc:Politician {name: "Pat Buckley", <text:s/>gender: "male", constituency:"Cork East "}),(md:Politician {name: "Thomas Gould", <text:s/>gender: "male", constituency:"Cork North Central"}),(me:Politician {name: "Jonathan O'Brien", <text:s/>gender: "male", constituency:"Cork North Central"}),(mf:Politician {name: "Nigel Dennehy", <text:s/>gender: "male", constituency:"Cork North West "}),(mg:Politician {name: "Donnchadh Ó Laoghaire", <text:s/>gender: "male", constituency:"Cork South Central"}),(mh:Politician {name: "Rachel McCarthy", <text:s/>gender: "female", constituency:"Cork South West"}),(mi:Politician {name: "Gary Doherty", <text:s/>gender: "male", constituency:"Donegal"}),(mj:Politician {name: "Pearse Doherty", <text:s/>gender: "male", constituency:"Donegal"}),(mk:Politician {name: "Pádraig MacLochlainn", <text:s/>gender: "male", constituency:"Donegal"}),(ml:Politician {name: "Mary Lou McDonald", <text:s/>gender: "female", constituency:"Dublin Central"}),(mm:Politician {name: "Eoin Ó Broin", <text:s/>gender: "male", constituency:"Dublin Mid-West"}),(mn:Politician {name: "Louise O'Reilly", <text:s/>gender: "female", constituency:"Dublin Fingal "}),(mo:Politician {name: "Micheál MacDonncha", <text:s/>gender: "male", constituency:"Dublin Bay North"}),(mp:Politician {name: "Denise Mitchell", <text:s/>gender: "female", constituency:"Dublin Bay North"}),(mq:Politician {name: "Cathleen Carney Boud", <text:s/>gender: "female", constituency:"Dublin North West "}),(mr:Politician {name: "Dessie Ellis", <text:s/>gender: "female", constituency:"Dublin North West "}),(ms:Politician {name: "Sorcha Nic Cormaic", <text:s/>gender: "female", constituency:"Dublin Rathdown"}),(mt:Politician {name: "Maire Devine", <text:s/>gender: "female", constituency:"Dublin South Central"}),(mu:Politician {name: "Aengus Ó Snodaigh", <text:s/>gender: "male", constituency:"Dublin South Central"}),(mv:Politician {name: "Chris Andrews", <text:s/>gender: "male", constituency:"Dublin Bay South"}),(mw:Politician {name: "Sean Crowe", <text:s/>gender: "male", constituency:"Dublin South West"}),(mx:Politician {name: "Sarah Holland", <text:s/>gender: "female", constituency:"Dublin South West"}),(my:Politician {name: "Paul Donnelly", <text:s/>gender: "male", constituency:"Dublin West"}),(mz:Politician {name: "Shane O'Brien", <text:s/>gender: "male", constituency:"Dún Laoghaire"}),(a:Politician {name: "Annemarie Roche", <text:s/>gender: "female", constituency:"Galway East"}),(ab:Politician {name: "Trevor Ó Clochartaigh", <text:s/>gender: "male", constituency:"Galway West"}),(ac:Politician {name: "Martin Ferris", <text:s/>gender: "male", constituency:"Kerry"}),(ad:Politician {name: "Réada Cronin", <text:s/>gender: "female", constituency:"Kildare North "}),(ae:Politician {name: "Patricia Ryan", <text:s/>gender: "female", constituency:"Kildare South"}),(af:Politician {name: "Brian Stanley", <text:s/>gender: "male", constituency:"Laois "}),(ag:Politician {name: "Carol Nolan", <text:s/>gender: "female", constituency:"Offaly"}),(ah:Politician {name: "Maurice Quinlivan", <text:s/>gender: "male", constituency:"Limerick City"}),(ai:Politician {name: "Seamus Browne", <text:s/>gender: "male", constituency:"Limerick"}),(aj:Politician {name: "Paul Hogan", <text:s/>gender: "male", constituency:"Longford-Westmeath"}),(ak:Politician {name: "Gerry Adams", <text:s/>gender: "male", constituency:"Louth"}),(al:Politician {name: "Imelda Munster", <text:s/>gender: "female", constituency:"Louth"}),(am:Politician {name: "Rose Conway-Walsh", <text:s/>gender: "female", constituency:"Mayo"}),(an:Politician {name: "Darren O'Rourke", <text:s/>gender: "male", constituency:"Meath East"}),(ao:Politician {name: "Peadar Tóibín", <text:s/>gender: "male", constituency:"Meath West"}),(ap:Politician {name: "Claire Kerrane", <text:s/>gender: "female", constituency:"Roscommon-Galway"}),(aq:Politician {name: "Martin Kenny", <text:s/>gender: "male", constituency:"Sligo-Leitrim"}),(ar:Politician {name: "Chris MacManus", <text:s/>gender: "male", constituency:"Sligo-Leitrim"}),(as:Politician {name: "Seamus Morris", <text:s/>gender: "male", constituency:"Tipperary"}),(at:Politician {name: "David Cullinane", <text:s/>gender: "male", constituency:"Waterford"}),(au:Politician {name: "Johnny Mythen", <text:s/>gender: "male", constituency:"Wexford"}),(av:Politician {name: "John Brady", <text:s/>gender: "male", constituency:"Wicklow"});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(m:Politician {name: "</text:p>
          </table:table-cell>
          <table:table-cell office:value-type="string" table:style-name="ce3">
            <text:p>Caoimhghín Ó Caolá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:Politician {name: &quot;Caoimhghín Ó Caoláin&quot;,  gender: &quot;female&quot;, constituency:&quot;Cavan-Monaghan&quot;})," table:formula="of:=CONCATENATE([.A2]; [.B2]; [.C2]; [.D2]; [.E2]; [.F2]; [.G2])" table:style-name="ce1">
            <text:p>(m:Politician {name: "Caoimhghín Ó Caoláin", <text:s/>gender: "fe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a:Politician {name: "</text:p>
          </table:table-cell>
          <table:table-cell office:value-type="string" table:style-name="ce1">
            <text:p>Kathryn Rei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avan-Monaghan</text:p>
          </table:table-cell>
          <table:table-cell office:value-type="string" table:style-name="ce1">
            <text:p>"}),</text:p>
          </table:table-cell>
          <table:table-cell office:value-type="string" office:string-value="(ma:Politician {name: &quot;Kathryn Reilly&quot;,  gender: &quot;female&quot;, constituency:&quot;Cavan-Monaghan&quot;})," table:formula="of:=CONCATENATE([.A3]; [.B3]; [.C3]; [.D3]; [.E3]; [.F3]; [.G3])" table:style-name="ce1">
            <text:p>(ma:Politician {name: "Kathryn Reilly", <text:s/>gender: "female", constituency:"Cavan-Monaghan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b:Politician {name: "</text:p>
          </table:table-cell>
          <table:table-cell office:value-type="string" table:style-name="ce1">
            <text:p>Noeleen Mor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lare </text:p>
          </table:table-cell>
          <table:table-cell office:value-type="string" table:style-name="ce1">
            <text:p>"}),</text:p>
          </table:table-cell>
          <table:table-cell office:value-type="string" office:string-value="(mb:Politician {name: &quot;Noeleen Moran&quot;,  gender: &quot;female&quot;, constituency:&quot;Clare &quot;})," table:formula="of:=CONCATENATE([.A4]; [.B4]; [.C4]; [.D4]; [.E4]; [.F4]; [.G4])" table:style-name="ce1">
            <text:p>(mb:Politician {name: "Noeleen Moran", <text:s/>gender: "female", constituency:"Clare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c:Politician {name: "</text:p>
          </table:table-cell>
          <table:table-cell office:value-type="string" table:style-name="ce1">
            <text:p>Pat Buck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East </text:p>
          </table:table-cell>
          <table:table-cell office:value-type="string" table:style-name="ce1">
            <text:p>"}),</text:p>
          </table:table-cell>
          <table:table-cell office:value-type="string" office:string-value="(mc:Politician {name: &quot;Pat Buckley&quot;,  gender: &quot;male&quot;, constituency:&quot;Cork East &quot;})," table:formula="of:=CONCATENATE([.A5]; [.B5]; [.C5]; [.D5]; [.E5]; [.F5]; [.G5])" table:style-name="ce1">
            <text:p>(mc:Politician {name: "Pat Buckley", <text:s/>gender: "male", constituency:"Cork Ea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d:Politician {name: "</text:p>
          </table:table-cell>
          <table:table-cell office:value-type="string" table:style-name="ce1">
            <text:p>Thomas Gou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d:Politician {name: &quot;Thomas Gould&quot;,  gender: &quot;male&quot;, constituency:&quot;Cork North Central&quot;})," table:formula="of:=CONCATENATE([.A6]; [.B6]; [.C6]; [.D6]; [.E6]; [.F6]; [.G6])" table:style-name="ce1">
            <text:p>(md:Politician {name: "Thomas Gould", <text:s/>gender: "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e:Politician {name: "</text:p>
          </table:table-cell>
          <table:table-cell office:value-type="string" table:style-name="ce1">
            <text:p>Jonathan O'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,</text:p>
          </table:table-cell>
          <table:table-cell office:value-type="string" office:string-value="(me:Politician {name: &quot;Jonathan O'Brien&quot;,  gender: &quot;male&quot;, constituency:&quot;Cork North Central&quot;})," table:formula="of:=CONCATENATE([.A7]; [.B7]; [.C7]; [.D7]; [.E7]; [.F7]; [.G7])" table:style-name="ce1">
            <text:p>(me:Politician {name: "Jonathan O'Brien", <text:s/>gender: "male", constituency:"Cork Nor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f:Politician {name: "</text:p>
          </table:table-cell>
          <table:table-cell office:value-type="string" table:style-name="ce1">
            <text:p>Nigel Denne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North West </text:p>
          </table:table-cell>
          <table:table-cell office:value-type="string" table:style-name="ce1">
            <text:p>"}),</text:p>
          </table:table-cell>
          <table:table-cell office:value-type="string" office:string-value="(mf:Politician {name: &quot;Nigel Dennehy&quot;,  gender: &quot;male&quot;, constituency:&quot;Cork North West &quot;})," table:formula="of:=CONCATENATE([.A8]; [.B8]; [.C8]; [.D8]; [.E8]; [.F8]; [.G8])" table:style-name="ce1">
            <text:p>(mf:Politician {name: "Nigel Dennehy", <text:s/>gender: "male", constituency:"Cork North West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g:Politician {name: "</text:p>
          </table:table-cell>
          <table:table-cell office:value-type="string" table:style-name="ce1">
            <text:p>Donnchadh Ó Laoghair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,</text:p>
          </table:table-cell>
          <table:table-cell office:value-type="string" office:string-value="(mg:Politician {name: &quot;Donnchadh Ó Laoghaire&quot;,  gender: &quot;male&quot;, constituency:&quot;Cork South Central&quot;})," table:formula="of:=CONCATENATE([.A9]; [.B9]; [.C9]; [.D9]; [.E9]; [.F9]; [.G9])" table:style-name="ce1">
            <text:p>(mg:Politician {name: "Donnchadh Ó Laoghaire", <text:s/>gender: "male", constituency:"Cork South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h:Politician {name: "</text:p>
          </table:table-cell>
          <table:table-cell office:value-type="string" table:style-name="ce1">
            <text:p>Rachel McCarth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Cork South West</text:p>
          </table:table-cell>
          <table:table-cell office:value-type="string" table:style-name="ce1">
            <text:p>"}),</text:p>
          </table:table-cell>
          <table:table-cell office:value-type="string" office:string-value="(mh:Politician {name: &quot;Rachel McCarthy&quot;,  gender: &quot;female&quot;, constituency:&quot;Cork South West&quot;})," table:formula="of:=CONCATENATE([.A10]; [.B10]; [.C10]; [.D10]; [.E10]; [.F10]; [.G10])" table:style-name="ce1">
            <text:p>(mh:Politician {name: "Rachel McCarthy", <text:s/>gender: "female", constituency:"Cork South 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i:Politician {name: "</text:p>
          </table:table-cell>
          <table:table-cell office:value-type="string" table:style-name="ce1">
            <text:p>Gary Dohe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i:Politician {name: &quot;Gary Doherty&quot;,  gender: &quot;male&quot;, constituency:&quot;Donegal&quot;})," table:formula="of:=CONCATENATE([.A11]; [.B11]; [.C11]; [.D11]; [.E11]; [.F11]; [.G11])" table:style-name="ce1">
            <text:p>(mi:Politician {name: "Gary Doherty", <text:s/>gender: "male", constituency:"Doneg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j:Politician {name: "</text:p>
          </table:table-cell>
          <table:table-cell office:value-type="string" table:style-name="ce1">
            <text:p>Pearse Dohert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j:Politician {name: &quot;Pearse Doherty&quot;,  gender: &quot;male&quot;, constituency:&quot;Donegal&quot;})," table:formula="of:=CONCATENATE([.A12]; [.B12]; [.C12]; [.D12]; [.E12]; [.F12]; [.G12])" table:style-name="ce1">
            <text:p>(mj:Politician {name: "Pearse Doherty", <text:s/>gender: "male", constituency:"Doneg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k:Politician {name: "</text:p>
          </table:table-cell>
          <table:table-cell office:value-type="string" table:style-name="ce1">
            <text:p>Pádraig MacLochlain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onegal</text:p>
          </table:table-cell>
          <table:table-cell office:value-type="string" table:style-name="ce1">
            <text:p>"}),</text:p>
          </table:table-cell>
          <table:table-cell office:value-type="string" office:string-value="(mk:Politician {name: &quot;Pádraig MacLochlainn&quot;,  gender: &quot;male&quot;, constituency:&quot;Donegal&quot;})," table:formula="of:=CONCATENATE([.A13]; [.B13]; [.C13]; [.D13]; [.E13]; [.F13]; [.G13])" table:style-name="ce1">
            <text:p>(mk:Politician {name: "Pádraig MacLochlainn", <text:s/>gender: "male", constituency:"Doneg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l:Politician {name: "</text:p>
          </table:table-cell>
          <table:table-cell office:value-type="string" table:style-name="ce3">
            <text:p>Mary Lou McDonal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,</text:p>
          </table:table-cell>
          <table:table-cell office:value-type="string" office:string-value="(ml:Politician {name: &quot;Mary Lou McDonald&quot;,  gender: &quot;female&quot;, constituency:&quot;Dublin Central&quot;})," table:formula="of:=CONCATENATE([.A14]; [.B14]; [.C14]; [.D14]; [.E14]; [.F14]; [.G14])" table:style-name="ce1">
            <text:p>(ml:Politician {name: "Mary Lou McDonald", <text:s/>gender: "female", constituency:"Dublin Central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m:Politician {name: "</text:p>
          </table:table-cell>
          <table:table-cell office:value-type="string" table:style-name="ce1">
            <text:p>Eoin Ó Bro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,</text:p>
          </table:table-cell>
          <table:table-cell office:value-type="string" office:string-value="(mm:Politician {name: &quot;Eoin Ó Broin&quot;,  gender: &quot;male&quot;, constituency:&quot;Dublin Mid-West&quot;})," table:formula="of:=CONCATENATE([.A15]; [.B15]; [.C15]; [.D15]; [.E15]; [.F15]; [.G15])" table:style-name="ce1">
            <text:p>(mm:Politician {name: "Eoin Ó Broin", <text:s/>gender: "male", constituency:"Dublin Mid-West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n:Politician {name: "</text:p>
          </table:table-cell>
          <table:table-cell office:value-type="string" table:style-name="ce1">
            <text:p>Louise O'Rei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Fingal </text:p>
          </table:table-cell>
          <table:table-cell office:value-type="string" table:style-name="ce1">
            <text:p>"}),</text:p>
          </table:table-cell>
          <table:table-cell office:value-type="string" office:string-value="(mn:Politician {name: &quot;Louise O'Reilly&quot;,  gender: &quot;female&quot;, constituency:&quot;Dublin Fingal &quot;})," table:formula="of:=CONCATENATE([.A16]; [.B16]; [.C16]; [.D16]; [.E16]; [.F16]; [.G16])" table:style-name="ce1">
            <text:p>(mn:Politician {name: "Louise O'Reilly", <text:s/>gender: "female", constituency:"Dublin Fingal "}),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(mo:Politician {name: "</text:p>
          </table:table-cell>
          <table:table-cell office:value-type="string" table:style-name="ce1">
            <text:p>Micheál MacDonncha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o:Politician {name: &quot;Micheál MacDonncha&quot;,  gender: &quot;male&quot;, constituency:&quot;Dublin Bay North&quot;})," table:formula="of:=CONCATENATE([.A17]; [.B17]; [.C17]; [.D17]; [.E17]; [.F17]; [.G17])" table:style-name="ce1">
            <text:p>(mo:Politician {name: "Micheál MacDonncha", <text:s/>gender: "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p:Politician {name: "</text:p>
          </table:table-cell>
          <table:table-cell office:value-type="string" table:style-name="ce1">
            <text:p>Denise Mitchell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,</text:p>
          </table:table-cell>
          <table:table-cell office:value-type="string" office:string-value="(mp:Politician {name: &quot;Denise Mitchell&quot;,  gender: &quot;female&quot;, constituency:&quot;Dublin Bay North&quot;})," table:formula="of:=CONCATENATE([.A18]; [.B18]; [.C18]; [.D18]; [.E18]; [.F18]; [.G18])" table:style-name="ce1">
            <text:p>(mp:Politician {name: "Denise Mitchell", <text:s/>gender: "female", constituency:"Dublin Bay Nor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q:Politician {name: "</text:p>
          </table:table-cell>
          <table:table-cell office:value-type="string" table:style-name="ce1">
            <text:p>Cathleen Carney Bou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q:Politician {name: &quot;Cathleen Carney Boud&quot;,  gender: &quot;female&quot;, constituency:&quot;Dublin North West &quot;})," table:formula="of:=CONCATENATE([.A19]; [.B19]; [.C19]; [.D19]; [.E19]; [.F19]; [.G19])" table:style-name="ce1">
            <text:p>(mq:Politician {name: "Cathleen Carney Boud", <text:s/>gender: "female", constituency:"Dublin North West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r:Politician {name: "</text:p>
          </table:table-cell>
          <table:table-cell office:value-type="string" table:style-name="ce1">
            <text:p>Dessie Elli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North West </text:p>
          </table:table-cell>
          <table:table-cell office:value-type="string" table:style-name="ce1">
            <text:p>"}),</text:p>
          </table:table-cell>
          <table:table-cell office:value-type="string" office:string-value="(mr:Politician {name: &quot;Dessie Ellis&quot;,  gender: &quot;female&quot;, constituency:&quot;Dublin North West &quot;})," table:formula="of:=CONCATENATE([.A20]; [.B20]; [.C20]; [.D20]; [.E20]; [.F20]; [.G20])" table:style-name="ce1">
            <text:p>(mr:Politician {name: "Dessie Ellis", <text:s/>gender: "female", constituency:"Dublin North West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s:Politician {name: "</text:p>
          </table:table-cell>
          <table:table-cell office:value-type="string" table:style-name="ce1">
            <text:p>Sorcha Nic Cormaic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,</text:p>
          </table:table-cell>
          <table:table-cell office:value-type="string" office:string-value="(ms:Politician {name: &quot;Sorcha Nic Cormaic&quot;,  gender: &quot;female&quot;, constituency:&quot;Dublin Rathdown&quot;})," table:formula="of:=CONCATENATE([.A21]; [.B21]; [.C21]; [.D21]; [.E21]; [.F21]; [.G21])" table:style-name="ce1">
            <text:p>(ms:Politician {name: "Sorcha Nic Cormaic", <text:s/>gender: "female", constituency:"Dublin Rathdown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t:Politician {name: "</text:p>
          </table:table-cell>
          <table:table-cell office:value-type="string" table:style-name="ce1">
            <text:p>Maire Devi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t:Politician {name: &quot;Maire Devine&quot;,  gender: &quot;female&quot;, constituency:&quot;Dublin South Central&quot;})," table:formula="of:=CONCATENATE([.A22]; [.B22]; [.C22]; [.D22]; [.E22]; [.F22]; [.G22])" table:style-name="ce1">
            <text:p>(mt:Politician {name: "Maire Devine", <text:s/>gender: "fe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u:Politician {name: "</text:p>
          </table:table-cell>
          <table:table-cell office:value-type="string" table:style-name="ce1">
            <text:p>Aengus Ó Snodai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,</text:p>
          </table:table-cell>
          <table:table-cell office:value-type="string" office:string-value="(mu:Politician {name: &quot;Aengus Ó Snodaigh&quot;,  gender: &quot;male&quot;, constituency:&quot;Dublin South Central&quot;})," table:formula="of:=CONCATENATE([.A23]; [.B23]; [.C23]; [.D23]; [.E23]; [.F23]; [.G23])" table:style-name="ce1">
            <text:p>(mu:Politician {name: "Aengus Ó Snodaigh", <text:s/>gender: "male", constituency:"Dublin South Central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v:Politician {name: "</text:p>
          </table:table-cell>
          <table:table-cell office:value-type="string" table:style-name="ce1">
            <text:p>Chris Andrew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,</text:p>
          </table:table-cell>
          <table:table-cell office:value-type="string" office:string-value="(mv:Politician {name: &quot;Chris Andrews&quot;,  gender: &quot;male&quot;, constituency:&quot;Dublin Bay South&quot;})," table:formula="of:=CONCATENATE([.A24]; [.B24]; [.C24]; [.D24]; [.E24]; [.F24]; [.G24])" table:style-name="ce1">
            <text:p>(mv:Politician {name: "Chris Andrews", <text:s/>gender: "male", constituency:"Dublin Bay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w:Politician {name: "</text:p>
          </table:table-cell>
          <table:table-cell office:value-type="string" table:style-name="ce1">
            <text:p>Sean Crow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w:Politician {name: &quot;Sean Crowe&quot;,  gender: &quot;male&quot;, constituency:&quot;Dublin South West&quot;})," table:formula="of:=CONCATENATE([.A25]; [.B25]; [.C25]; [.D25]; [.E25]; [.F25]; [.G25])" table:style-name="ce1">
            <text:p>(mw:Politician {name: "Sean Crowe", <text:s/>gender: "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x:Politician {name: "</text:p>
          </table:table-cell>
          <table:table-cell office:value-type="string" table:style-name="ce1">
            <text:p>Sarah Holland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South West</text:p>
          </table:table-cell>
          <table:table-cell office:value-type="string" table:style-name="ce1">
            <text:p>"}),</text:p>
          </table:table-cell>
          <table:table-cell office:value-type="string" office:string-value="(mx:Politician {name: &quot;Sarah Holland&quot;,  gender: &quot;female&quot;, constituency:&quot;Dublin South West&quot;})," table:formula="of:=CONCATENATE([.A26]; [.B26]; [.C26]; [.D26]; [.E26]; [.F26]; [.G26])" table:style-name="ce1">
            <text:p>(mx:Politician {name: "Sarah Holland", <text:s/>gender: "female", constituency:"Dublin Sou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y:Politician {name: "</text:p>
          </table:table-cell>
          <table:table-cell office:value-type="string" table:style-name="ce1">
            <text:p>Paul Donnell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,</text:p>
          </table:table-cell>
          <table:table-cell office:value-type="string" office:string-value="(my:Politician {name: &quot;Paul Donnelly&quot;,  gender: &quot;male&quot;, constituency:&quot;Dublin West&quot;})," table:formula="of:=CONCATENATE([.A27]; [.B27]; [.C27]; [.D27]; [.E27]; [.F27]; [.G27])" table:style-name="ce1">
            <text:p>(my:Politician {name: "Paul Donnelly", <text:s/>gender: "male", constituency:"Dublin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mz:Politician {name: "</text:p>
          </table:table-cell>
          <table:table-cell office:value-type="string" table:style-name="ce1">
            <text:p>Shane O'Bri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Dún Laoghaire</text:p>
          </table:table-cell>
          <table:table-cell office:value-type="string" table:style-name="ce1">
            <text:p>"}),</text:p>
          </table:table-cell>
          <table:table-cell office:value-type="string" office:string-value="(mz:Politician {name: &quot;Shane O'Brien&quot;,  gender: &quot;male&quot;, constituency:&quot;Dún Laoghaire&quot;})," table:formula="of:=CONCATENATE([.A28]; [.B28]; [.C28]; [.D28]; [.E28]; [.F28]; [.G28])" table:style-name="ce1">
            <text:p>(mz:Politician {name: "Shane O'Brien", <text:s/>gender: "male", constituency:"Dún Laoghaire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:Politician {name: "</text:p>
          </table:table-cell>
          <table:table-cell office:value-type="string" table:style-name="ce3">
            <text:p>Annemarie Roch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East</text:p>
          </table:table-cell>
          <table:table-cell office:value-type="string" table:style-name="ce1">
            <text:p>"}),</text:p>
          </table:table-cell>
          <table:table-cell office:value-type="string" office:string-value="(a:Politician {name: &quot;Annemarie Roche&quot;,  gender: &quot;female&quot;, constituency:&quot;Galway East&quot;})," table:formula="of:=CONCATENATE([.A29]; [.B29]; [.C29]; [.D29]; [.E29]; [.F29]; [.G29])" table:style-name="ce1">
            <text:p>(a:Politician {name: "Annemarie Roche", <text:s/>gender: "female", constituency:"Galway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b:Politician {name: "</text:p>
          </table:table-cell>
          <table:table-cell office:value-type="string" table:style-name="ce1">
            <text:p>Trevor Ó Clochartaig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,</text:p>
          </table:table-cell>
          <table:table-cell office:value-type="string" office:string-value="(ab:Politician {name: &quot;Trevor Ó Clochartaigh&quot;,  gender: &quot;male&quot;, constituency:&quot;Galway West&quot;})," table:formula="of:=CONCATENATE([.A30]; [.B30]; [.C30]; [.D30]; [.E30]; [.F30]; [.G30])" table:style-name="ce1">
            <text:p>(ab:Politician {name: "Trevor Ó Clochartaigh", <text:s/>gender: "male", constituency:"Galway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c:Politician {name: "</text:p>
          </table:table-cell>
          <table:table-cell office:value-type="string" table:style-name="ce1">
            <text:p>Martin Ferri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,</text:p>
          </table:table-cell>
          <table:table-cell office:value-type="string" office:string-value="(ac:Politician {name: &quot;Martin Ferris&quot;,  gender: &quot;male&quot;, constituency:&quot;Kerry&quot;})," table:formula="of:=CONCATENATE([.A31]; [.B31]; [.C31]; [.D31]; [.E31]; [.F31]; [.G31])" table:style-name="ce1">
            <text:p>(ac:Politician {name: "Martin Ferris", <text:s/>gender: "male", constituency:"Ker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d:Politician {name: "</text:p>
          </table:table-cell>
          <table:table-cell office:value-type="string" table:style-name="ce1">
            <text:p>Réada Croni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North </text:p>
          </table:table-cell>
          <table:table-cell office:value-type="string" table:style-name="ce1">
            <text:p>"}),</text:p>
          </table:table-cell>
          <table:table-cell office:value-type="string" office:string-value="(ad:Politician {name: &quot;Réada Cronin&quot;,  gender: &quot;female&quot;, constituency:&quot;Kildare North &quot;})," table:formula="of:=CONCATENATE([.A32]; [.B32]; [.C32]; [.D32]; [.E32]; [.F32]; [.G32])" table:style-name="ce1">
            <text:p>(ad:Politician {name: "Réada Cronin", <text:s/>gender: "female", constituency:"Kildare North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e:Politician {name: "</text:p>
          </table:table-cell>
          <table:table-cell office:value-type="string" table:style-name="ce1">
            <text:p>Patricia Ry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Kildare South</text:p>
          </table:table-cell>
          <table:table-cell office:value-type="string" table:style-name="ce1">
            <text:p>"}),</text:p>
          </table:table-cell>
          <table:table-cell office:value-type="string" office:string-value="(ae:Politician {name: &quot;Patricia Ryan&quot;,  gender: &quot;female&quot;, constituency:&quot;Kildare South&quot;})," table:formula="of:=CONCATENATE([.A33]; [.B33]; [.C33]; [.D33]; [.E33]; [.F33]; [.G33])" table:style-name="ce1">
            <text:p>(ae:Politician {name: "Patricia Ryan", <text:s/>gender: "female", constituency:"Kildare S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f:Politician {name: "</text:p>
          </table:table-cell>
          <table:table-cell office:value-type="string" table:style-name="ce1">
            <text:p>Brian Stanle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aois </text:p>
          </table:table-cell>
          <table:table-cell office:value-type="string" table:style-name="ce1">
            <text:p>"}),</text:p>
          </table:table-cell>
          <table:table-cell office:value-type="string" office:string-value="(af:Politician {name: &quot;Brian Stanley&quot;,  gender: &quot;male&quot;, constituency:&quot;Laois &quot;})," table:formula="of:=CONCATENATE([.A34]; [.B34]; [.C34]; [.D34]; [.E34]; [.F34]; [.G34])" table:style-name="ce1">
            <text:p>(af:Politician {name: "Brian Stanley", <text:s/>gender: "male", constituency:"Laois 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g:Politician {name: "</text:p>
          </table:table-cell>
          <table:table-cell office:value-type="string" table:style-name="ce1">
            <text:p>Carol Nol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Offaly</text:p>
          </table:table-cell>
          <table:table-cell office:value-type="string" table:style-name="ce1">
            <text:p>"}),</text:p>
          </table:table-cell>
          <table:table-cell office:value-type="string" office:string-value="(ag:Politician {name: &quot;Carol Nolan&quot;,  gender: &quot;female&quot;, constituency:&quot;Offaly&quot;})," table:formula="of:=CONCATENATE([.A35]; [.B35]; [.C35]; [.D35]; [.E35]; [.F35]; [.G35])" table:style-name="ce1">
            <text:p>(ag:Politician {name: "Carol Nolan", <text:s/>gender: "female", constituency:"Offal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h:Politician {name: "</text:p>
          </table:table-cell>
          <table:table-cell office:value-type="string" table:style-name="ce1">
            <text:p>Maurice Quinliv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,</text:p>
          </table:table-cell>
          <table:table-cell office:value-type="string" office:string-value="(ah:Politician {name: &quot;Maurice Quinlivan&quot;,  gender: &quot;male&quot;, constituency:&quot;Limerick City&quot;})," table:formula="of:=CONCATENATE([.A36]; [.B36]; [.C36]; [.D36]; [.E36]; [.F36]; [.G36])" table:style-name="ce1">
            <text:p>(ah:Politician {name: "Maurice Quinlivan", <text:s/>gender: "male", constituency:"Limerick Cit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i:Politician {name: "</text:p>
          </table:table-cell>
          <table:table-cell office:value-type="string" table:style-name="ce1">
            <text:p>Seamus Brow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imerick</text:p>
          </table:table-cell>
          <table:table-cell office:value-type="string" table:style-name="ce1">
            <text:p>"}),</text:p>
          </table:table-cell>
          <table:table-cell office:value-type="string" office:string-value="(ai:Politician {name: &quot;Seamus Browne&quot;,  gender: &quot;male&quot;, constituency:&quot;Limerick&quot;})," table:formula="of:=CONCATENATE([.A37]; [.B37]; [.C37]; [.D37]; [.E37]; [.F37]; [.G37])" table:style-name="ce1">
            <text:p>(ai:Politician {name: "Seamus Browne", <text:s/>gender: "male", constituency:"Limerick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j:Politician {name: "</text:p>
          </table:table-cell>
          <table:table-cell office:value-type="string" table:style-name="ce1">
            <text:p>Paul Hoga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,</text:p>
          </table:table-cell>
          <table:table-cell office:value-type="string" office:string-value="(aj:Politician {name: &quot;Paul Hogan&quot;,  gender: &quot;male&quot;, constituency:&quot;Longford-Westmeath&quot;})," table:formula="of:=CONCATENATE([.A38]; [.B38]; [.C38]; [.D38]; [.E38]; [.F38]; [.G38])" table:style-name="ce1">
            <text:p>(aj:Politician {name: "Paul Hogan", <text:s/>gender: "male", constituency:"Longford-Westmea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k:Politician {name: "</text:p>
          </table:table-cell>
          <table:table-cell office:value-type="string" table:style-name="ce1">
            <text:p>Gerry Adam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ak:Politician {name: &quot;Gerry Adams&quot;,  gender: &quot;male&quot;, constituency:&quot;Louth&quot;})," table:formula="of:=CONCATENATE([.A39]; [.B39]; [.C39]; [.D39]; [.E39]; [.F39]; [.G39])" table:style-name="ce1">
            <text:p>(ak:Politician {name: "Gerry Adams", <text:s/>gender: "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l:Politician {name: "</text:p>
          </table:table-cell>
          <table:table-cell office:value-type="string" table:style-name="ce1">
            <text:p>Imelda Munster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,</text:p>
          </table:table-cell>
          <table:table-cell office:value-type="string" office:string-value="(al:Politician {name: &quot;Imelda Munster&quot;,  gender: &quot;female&quot;, constituency:&quot;Louth&quot;})," table:formula="of:=CONCATENATE([.A40]; [.B40]; [.C40]; [.D40]; [.E40]; [.F40]; [.G40])" table:style-name="ce1">
            <text:p>(al:Politician {name: "Imelda Munster", <text:s/>gender: "female", constituency:"Louth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m:Politician {name: "</text:p>
          </table:table-cell>
          <table:table-cell office:value-type="string" table:style-name="ce1">
            <text:p>Rose Conway-Walsh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ayo</text:p>
          </table:table-cell>
          <table:table-cell office:value-type="string" table:style-name="ce1">
            <text:p>"}),</text:p>
          </table:table-cell>
          <table:table-cell office:value-type="string" office:string-value="(am:Politician {name: &quot;Rose Conway-Walsh&quot;,  gender: &quot;female&quot;, constituency:&quot;Mayo&quot;})," table:formula="of:=CONCATENATE([.A41]; [.B41]; [.C41]; [.D41]; [.E41]; [.F41]; [.G41])" table:style-name="ce1">
            <text:p>(am:Politician {name: "Rose Conway-Walsh", <text:s/>gender: "female", constituency:"Mayo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n:Politician {name: "</text:p>
          </table:table-cell>
          <table:table-cell office:value-type="string" table:style-name="ce1">
            <text:p>Darren O'Rourk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,</text:p>
          </table:table-cell>
          <table:table-cell office:value-type="string" office:string-value="(an:Politician {name: &quot;Darren O'Rourke&quot;,  gender: &quot;male&quot;, constituency:&quot;Meath East&quot;})," table:formula="of:=CONCATENATE([.A42]; [.B42]; [.C42]; [.D42]; [.E42]; [.F42]; [.G42])" table:style-name="ce1">
            <text:p>(an:Politician {name: "Darren O'Rourke", <text:s/>gender: "male", constituency:"Meath Ea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o:Politician {name: "</text:p>
          </table:table-cell>
          <table:table-cell office:value-type="string" table:style-name="ce3">
            <text:p>Peadar Tóibí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Meath West</text:p>
          </table:table-cell>
          <table:table-cell office:value-type="string" table:style-name="ce1">
            <text:p>"}),</text:p>
          </table:table-cell>
          <table:table-cell office:value-type="string" office:string-value="(ao:Politician {name: &quot;Peadar Tóibín&quot;,  gender: &quot;male&quot;, constituency:&quot;Meath West&quot;})," table:formula="of:=CONCATENATE([.A43]; [.B43]; [.C43]; [.D43]; [.E43]; [.F43]; [.G43])" table:style-name="ce1">
            <text:p>(ao:Politician {name: "Peadar Tóibín", <text:s/>gender: "male", constituency:"Meath West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p:Politician {name: "</text:p>
          </table:table-cell>
          <table:table-cell office:value-type="string" table:style-name="ce3">
            <text:p>Claire Kerra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Roscommon-Galway</text:p>
          </table:table-cell>
          <table:table-cell office:value-type="string" table:style-name="ce1">
            <text:p>"}),</text:p>
          </table:table-cell>
          <table:table-cell office:value-type="string" office:string-value="(ap:Politician {name: &quot;Claire Kerrane&quot;,  gender: &quot;female&quot;, constituency:&quot;Roscommon-Galway&quot;})," table:formula="of:=CONCATENATE([.A44]; [.B44]; [.C44]; [.D44]; [.E44]; [.F44]; [.G44])" table:style-name="ce1">
            <text:p>(ap:Politician {name: "Claire Kerrane", <text:s/>gender: "female", constituency:"Roscommon-Galwa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q:Politician {name: "</text:p>
          </table:table-cell>
          <table:table-cell office:value-type="string" table:style-name="ce3">
            <text:p>Martin Kenn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aq:Politician {name: &quot;Martin Kenny&quot;,  gender: &quot;male&quot;, constituency:&quot;Sligo-Leitrim&quot;})," table:formula="of:=CONCATENATE([.A45]; [.B45]; [.C45]; [.D45]; [.E45]; [.F45]; [.G45])" table:style-name="ce1">
            <text:p>(aq:Politician {name: "Martin Kenny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r:Politician {name: "</text:p>
          </table:table-cell>
          <table:table-cell office:value-type="string" table:style-name="ce3">
            <text:p>Chris MacManu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Sligo-Leitrim</text:p>
          </table:table-cell>
          <table:table-cell office:value-type="string" table:style-name="ce1">
            <text:p>"}),</text:p>
          </table:table-cell>
          <table:table-cell office:value-type="string" office:string-value="(ar:Politician {name: &quot;Chris MacManus&quot;,  gender: &quot;male&quot;, constituency:&quot;Sligo-Leitrim&quot;})," table:formula="of:=CONCATENATE([.A46]; [.B46]; [.C46]; [.D46]; [.E46]; [.F46]; [.G46])" table:style-name="ce1">
            <text:p>(ar:Politician {name: "Chris MacManus", <text:s/>gender: "male", constituency:"Sligo-Leitrim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s:Politician {name: "</text:p>
          </table:table-cell>
          <table:table-cell office:value-type="string" table:style-name="ce3">
            <text:p>Seamus Morris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,</text:p>
          </table:table-cell>
          <table:table-cell office:value-type="string" office:string-value="(as:Politician {name: &quot;Seamus Morris&quot;,  gender: &quot;male&quot;, constituency:&quot;Tipperary&quot;})," table:formula="of:=CONCATENATE([.A47]; [.B47]; [.C47]; [.D47]; [.E47]; [.F47]; [.G47])" table:style-name="ce1">
            <text:p>(as:Politician {name: "Seamus Morris", <text:s/>gender: "male", constituency:"Tipperary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t:Politician {name: "</text:p>
          </table:table-cell>
          <table:table-cell office:value-type="string" table:style-name="ce3">
            <text:p>David Cullinane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,</text:p>
          </table:table-cell>
          <table:table-cell office:value-type="string" office:string-value="(at:Politician {name: &quot;David Cullinane&quot;,  gender: &quot;male&quot;, constituency:&quot;Waterford&quot;})," table:formula="of:=CONCATENATE([.A48]; [.B48]; [.C48]; [.D48]; [.E48]; [.F48]; [.G48])" table:style-name="ce1">
            <text:p>(at:Politician {name: "David Cullinane", <text:s/>gender: "male", constituency:"Water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u:Politician {name: "</text:p>
          </table:table-cell>
          <table:table-cell office:value-type="string" table:style-name="ce3">
            <text:p>Johnny Mythen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,</text:p>
          </table:table-cell>
          <table:table-cell office:value-type="string" office:string-value="(au:Politician {name: &quot;Johnny Mythen&quot;,  gender: &quot;male&quot;, constituency:&quot;Wexford&quot;})," table:formula="of:=CONCATENATE([.A49]; [.B49]; [.C49]; [.D49]; [.E49]; [.F49]; [.G49])" table:style-name="ce1">
            <text:p>(au:Politician {name: "Johnny Mythen", <text:s/>gender: "male", constituency:"Wexford"}),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(av:Politician {name: "</text:p>
          </table:table-cell>
          <table:table-cell office:value-type="string" table:style-name="ce3">
            <text:p>John Brady</text:p>
          </table:table-cell>
          <table:table-cell office:value-type="string" table:style-name="ce1">
            <text:p>", <text:s/>gender: "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", constituency: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;</text:p>
          </table:table-cell>
          <table:table-cell office:value-type="string" office:string-value="(av:Politician {name: &quot;John Brady&quot;,  gender: &quot;male&quot;, constituency:&quot;Wicklow&quot;});" table:formula="of:=CONCATENATE([.A50]; [.B50]; [.C50]; [.D50]; [.E50]; [.F50]; [.G50])" table:style-name="ce1">
            <text:p>(av:Politician {name: "John Brady", <text:s/>gender: "male", constituency:"Wicklow"});</text:p>
          </table:table-cell>
          <table:table-cell table:number-columns-repeated="16376"/>
        </table:table-row>
        <table:table-row table:number-rows-repeated="14" table:style-name="ro1"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78" table:style-name="ce1"/>
        </table:table-row>
        <table:table-row table:number-rows-repeated="24" table:style-name="ro1">
          <table:table-cell/>
          <table:table-cell table:style-name="ce3"/>
          <table:table-cell table:number-columns-repeated="3" table:style-name="ce1"/>
          <table:table-cell table:style-name="ce2"/>
          <table:table-cell table:number-columns-repeated="16378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21:17:41Z</dc:date>
  </office:meta>
</office:document-meta>
</file>